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29706" text:style-name="L1">
        <text:list-item>
          <text:p text:style-name="P1"><text:span text:style-name="T1">Koncepcja gry</text:span><text:line-break/>- widok 2d z boku<text:line-break/>- osada / budynek który można rozwijać<text:line-break/>- strzelanie do innych osad / budynków<text:line-break/>- test dx</text:p>
          <text:p text:style-name="P1">- test2 dx<text:line-break/><text:span text:style-name="T2">1.1 High Concept<text:line-break/>1.2 Basic Concept<text:line-break/>1.3 World Concept<text:line-break/>1.4 Plot</text:span><text:line-break/></text:p>
        </text:list-item>
        <text:list-item>
          <text:p text:style-name="P2">Design</text:p>
        </text:list-item>
        <text:list-item>
          <text:p text:style-name="P2">Technical Description</text:p>
        </text:list-item>
        <text:list-item>
          <text:p text:style-name="P2">GamePla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6M08S</meta:editing-duration>
    <meta:editing-cycles>11</meta:editing-cycles>
    <meta:generator>OpenOffice.org/3.0$Win32 OpenOffice.org_project/300m9$Build-9358</meta:generator>
    <dc:date>2011-10-15T13:41:54.25</dc:date>
    <meta:document-statistic meta:table-count="0" meta:image-count="0" meta:object-count="0" meta:page-count="1" meta:paragraph-count="5" meta:word-count="46" meta:character-count="235"/>
    <meta:user-defined meta:name="Info 1"/>
    <meta:user-defined meta:name="Info 2"/>
    <meta:user-defined meta:name="Info 3"/>
    <meta:user-defined meta:name="Info 4"/>
  </office:meta>
</office:document-meta>
</file>